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7a6e" officeooo:paragraph-rsid="001e7a6e"/>
    </style:style>
    <style:style style:name="P2" style:family="paragraph" style:parent-style-name="Standard">
      <style:text-properties officeooo:rsid="001f9dba" officeooo:paragraph-rsid="001f9dba"/>
    </style:style>
    <style:style style:name="P3" style:family="paragraph" style:parent-style-name="Standard">
      <style:text-properties officeooo:rsid="0047b95e" officeooo:paragraph-rsid="00493d63"/>
    </style:style>
    <style:style style:name="P4" style:family="paragraph" style:parent-style-name="Standard">
      <style:text-properties officeooo:rsid="00493d63" officeooo:paragraph-rsid="00493d63"/>
    </style:style>
    <style:style style:name="P5" style:family="paragraph" style:parent-style-name="Standard">
      <style:text-properties officeooo:rsid="004c407b" officeooo:paragraph-rsid="004c407b"/>
    </style:style>
    <style:style style:name="P6" style:family="paragraph" style:parent-style-name="Standard">
      <style:text-properties officeooo:rsid="0050c715" officeooo:paragraph-rsid="0050c715"/>
    </style:style>
    <style:style style:name="P7" style:family="paragraph" style:parent-style-name="Standard">
      <style:text-properties officeooo:rsid="0054479e" officeooo:paragraph-rsid="0052841b"/>
    </style:style>
    <style:style style:name="P8" style:family="paragraph" style:parent-style-name="Standard">
      <style:text-properties style:text-position="0% 100%" officeooo:rsid="0050c715" officeooo:paragraph-rsid="0050c715"/>
    </style:style>
    <style:style style:name="P9" style:family="paragraph" style:parent-style-name="Standard">
      <style:text-properties officeooo:rsid="008318ab" officeooo:paragraph-rsid="008318ab"/>
    </style:style>
    <style:style style:name="P10" style:family="paragraph" style:parent-style-name="Standard">
      <style:text-properties officeooo:rsid="0047b95e" officeooo:paragraph-rsid="00207907"/>
    </style:style>
    <style:style style:name="P11" style:family="paragraph" style:parent-style-name="Standard">
      <style:text-properties officeooo:rsid="001e7a6e" officeooo:paragraph-rsid="00207907"/>
    </style:style>
    <style:style style:name="P12" style:family="paragraph" style:parent-style-name="Text_20_body">
      <style:text-properties fo:font-variant="normal" fo:text-transform="none" fo:color="#76923c" style:text-line-through-style="none" style:text-line-through-type="none" style:font-name="Courier New" fo:font-size="12pt" fo:font-style="normal" style:text-underline-style="none" fo:font-weight="bold" officeooo:rsid="0047b95e" officeooo:paragraph-rsid="00207907" style:text-blinking="false" fo:background-color="transparent"/>
    </style:style>
    <style:style style:name="P13" style:family="paragraph" style:parent-style-name="Text_20_body">
      <style:text-properties officeooo:paragraph-rsid="00a77277"/>
    </style:style>
    <style:style style:name="P1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76923c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76923c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20%" style:writing-mode="lr-tb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20%" fo:text-indent="0.5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76923c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76923c" style:text-line-through-style="none" style:text-line-through-type="none" style:font-name="Courier New" fo:font-size="12pt" fo:font-style="normal" style:text-underline-style="none" fo:font-weight="bold" officeooo:paragraph-rsid="00b1326d" style:text-blinking="false" fo:background-color="transparen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T1" style:family="text">
      <style:text-properties officeooo:rsid="001f9dba"/>
    </style:style>
    <style:style style:name="T2" style:family="text">
      <style:text-properties officeooo:rsid="00313e5c"/>
    </style:style>
    <style:style style:name="T3" style:family="text">
      <style:text-properties officeooo:rsid="004a80fc"/>
    </style:style>
    <style:style style:name="T4" style:family="text">
      <style:text-properties officeooo:rsid="004b7603"/>
    </style:style>
    <style:style style:name="T5" style:family="text">
      <style:text-properties officeooo:rsid="004f6c53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54e58a"/>
    </style:style>
    <style:style style:name="T9" style:family="text">
      <style:text-properties style:text-position="0% 100%" officeooo:rsid="007c8ca4"/>
    </style:style>
    <style:style style:name="T10" style:family="text">
      <style:text-properties style:text-position="super 58%" officeooo:rsid="0054e58a"/>
    </style:style>
    <style:style style:name="T11" style:family="text">
      <style:text-properties officeooo:rsid="00881d58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9dcbb9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9eb91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47b95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76923c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76923c" style:text-line-through-style="none" style:text-line-through-type="none" style:font-name="Courier New" fo:font-size="12pt" fo:font-style="normal" style:text-underline-style="none" fo:font-weight="bold" officeooo:rsid="009eb91d" style:text-blinking="false" fo:background-color="transparent" loext:char-shading-value="0"/>
    </style:style>
    <style:style style:name="T19" style:family="text">
      <style:text-properties fo:font-variant="normal" fo:text-transform="none" fo:color="#76923c" style:text-line-through-style="none" style:text-line-through-type="none" style:font-name="Courier New" fo:font-size="12pt" fo:font-style="normal" style:text-underline-style="none" fo:font-weight="bold" officeooo:rsid="00a26486" style:text-blinking="false" fo:background-color="transparent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omas Ngo</text:p>
      <text:p text:style-name="P2">Van Do</text:p>
      <text:p text:style-name="P2"/>
      <text:p text:style-name="P1"><text:span text:style-name="T2">1. </text:span>Pseudocode:</text:p>
      <text:p text:style-name="P1">//input: <text:span text:style-name="T1">n, a positive integer, and a two-dimensional matrix W of integer values</text:span></text:p>
      <text:p text:style-name="P11">//<text:span text:style-name="T1">output: a message stating either “ring” for ring topology, “star” for star topology, “complete” for fully connected mesh, or “neither” if the weight matrix does not represent either of these three topologies.</text:span></text:p>
      <text:p text:style-name="P11"/>
      <text:p text:style-name="P12"><text:bookmark text:name="docs-internal-guid-b4e2ba2e-dd13-9d19-06f3-ec874c4b0c47"/>//n is the number of node; count is the tracking number of edges of individual node</text:p>
      <text:p text:style-name="P14">int n, count, center</text:p>
      <text:p text:style-name="P14">bool cond</text:p>
      <text:p text:style-name="Text_20_body"/>
      <text:p text:style-name="P16">//Reading the input is NOT part of the algorithm so the timer starts after reading the input. Depending on platform so the implementation of this section varies.</text:p>
      <text:p text:style-name="P14">star the timer now.</text:p>
      <text:p text:style-name="Text_20_body"/>
      <text:p text:style-name="P17"><text:span text:style-name="T12">cond←tru</text:span><text:span text:style-name="T13">e<text:tab/><text:tab/><text:tab/><text:tab/><text:tab/></text:span><text:span text:style-name="T17">//assuming the graph is a ring</text:span></text:p>
      <text:p text:style-name="Text_20_body"/>
      <text:p text:style-name="P15">//In ring graph, each node only has exact 2 edges</text:p>
      <text:p text:style-name="P17"><text:span text:style-name="T12">for i←0 to i&lt;n do<text:tab/><text:tab/><text:tab/></text:span><text:span text:style-name="T17">//starting exhaustive search</text:span></text:p>
      <text:p text:style-name="P17"><text:span text:style-name="T12"><text:tab/>count←0<text:tab/><text:tab/><text:tab/><text:tab/></text:span><text:span text:style-name="T17">//initializing count to before <text:tab/><text:tab/><text:tab/><text:tab/><text:tab/><text:tab/><text:tab/>//checking nodes</text:span></text:p>
      <text:p text:style-name="P17"><text:span text:style-name="T12"><text:tab/>for j←0 to j&lt;n do<text:tab/><text:tab/></text:span><text:span text:style-name="T17">//checking value in each node</text:span><text:span text:style-name="T16"> </text:span></text:p>
      <text:p text:style-name="P17"><text:span text:style-name="T12"><text:tab/><text:tab/>if W[i][j] &gt; 0 and W[i][j] &lt; 10</text:span><text:span text:style-name="T14">0 </text:span></text:p>
      <text:p text:style-name="P17"><text:span text:style-name="T12"><text:tab/><text:tab/><text:tab/>count++</text:span></text:p>
      <text:p text:style-name="P20">//if any node has more or less than 2 edges, then the graph is not a ring</text:p>
      <text:p text:style-name="P17"><text:span text:style-name="T12"><text:tab/>if count != 2</text:span></text:p>
      <text:p text:style-name="P17"><text:span text:style-name="T12"><text:tab/><text:tab/>cond←false<text:tab/><text:tab/></text:span><text:span text:style-name="T17">//</text:span><text:span text:style-name="T19">graph is not ring</text:span></text:p>
      <text:p text:style-name="P17"><text:span text:style-name="T12"><text:tab/><text:tab/>i←n<text:tab/><text:tab/><text:tab/><text:tab/></text:span><text:span text:style-name="T17">//exiting the outer loop</text:span></text:p>
      <text:p text:style-name="P14">if cond = true do</text:p>
      <text:p text:style-name="P17"><text:span text:style-name="T12"><text:tab/>Print “The graph is ring”</text:span></text:p>
      <text:p text:style-name="P18">stop the timer now.</text:p>
      <text:p text:style-name="P19">print the elapse time </text:p>
      <text:p text:style-name="P19">terminate the program</text:p>
      <text:p text:style-name="Text_20_body"/>
      <text:p text:style-name="P17"><text:span text:style-name="T12">cond←true<text:tab/><text:tab/><text:tab/><text:tab/><text:tab/></text:span><text:span text:style-name="T17">//assuming the graph is a star</text:span></text:p>
      <text:p text:style-name="P17"><text:span text:style-name="T12">center←0 <text:tab/><text:tab/><text:tab/><text:tab/><text:tab/></text:span><text:span text:style-name="T17">//center = 0 meaning that there is no <text:tab/><text:tab/><text:tab/><text:tab/><text:tab/><text:tab/>//center node yet</text:span><text:span text:style-name="T16"> </text:span></text:p>
      <text:p text:style-name="P17"><text:span text:style-name="T16"/></text:p>
      <text:p text:style-name="P15"><text:soft-page-break/>//In star graph, the center node has (n-1) edges while others have only 1 edge</text:p>
      <text:p text:style-name="P14">for i←0 to i&lt;n do </text:p>
      <text:p text:style-name="P17"><text:span text:style-name="T12"><text:tab/>count←0</text:span></text:p>
      <text:p text:style-name="P13"><text:bookmark text:name="docs-internal-guid-b4e2ba2e-dd13-ea92-4a57-390487789a24"/><text:span text:style-name="T15"><text:tab/>for j←0 to j&lt;n do</text:span></text:p>
      <text:p text:style-name="P13"><text:span text:style-name="T15"><text:tab/><text:tab/></text:span><text:span text:style-name="T12">if W[i][j] &gt; 0 and W[i][j] &lt; 100</text:span></text:p>
      <text:p text:style-name="P13"><text:span text:style-name="T12"><text:tab/><text:tab/><text:tab/>count++</text:span></text:p>
      <text:p text:style-name="P17"><text:span text:style-name="T12"><text:tab/>if count != 1 and center = 1</text:span></text:p>
      <text:p text:style-name="P17"><text:span text:style-name="T12"><text:tab/><text:tab/>cond←false</text:span></text:p>
      <text:p text:style-name="P17"><text:span text:style-name="T12"><text:tab/><text:tab/>i←n</text:span></text:p>
      <text:p text:style-name="P15">//if a node has n-1 edges and there is no center node yet,</text:p>
      <text:p text:style-name="P17"><text:span text:style-name="T12">if count = n-1 and center = 0<text:tab/></text:span><text:span text:style-name="T17">//the center node is found</text:span></text:p>
      <text:p text:style-name="P17"><text:span text:style-name="T12"><text:tab/>center←1</text:span></text:p>
      <text:p text:style-name="P17"><text:span text:style-name="T17">//if the is one center node and the condition of star is met</text:span></text:p>
      <text:p text:style-name="P14">if cond = true and center = 1</text:p>
      <text:p text:style-name="P17"><text:span text:style-name="T12"><text:tab/>Print “The graph is star” </text:span></text:p>
      <text:p text:style-name="P18">stop the timer</text:p>
      <text:p text:style-name="P19">print the elapse time </text:p>
      <text:p text:style-name="P19">terminate the program</text:p>
      <text:p text:style-name="Text_20_body"/>
      <text:p text:style-name="P17"><text:span text:style-name="T12">cond = true;<text:tab/><text:tab/><text:tab/><text:tab/></text:span><text:span text:style-name="T17">//assuming the graph is a connected <text:tab/><text:tab/><text:tab/><text:tab/><text:tab/><text:tab/>//MESH</text:span></text:p>
      <text:p text:style-name="P15">//In a fully connected MESH, all nodes have (n-1) edges</text:p>
      <text:p text:style-name="P14">for i←0 to i&lt;n do</text:p>
      <text:p text:style-name="P17"><text:span text:style-name="T12"><text:tab/>count = 0</text:span></text:p>
      <text:p text:style-name="P17"><text:span text:style-name="T12"><text:tab/>for j←0 to j&lt;n do</text:span></text:p>
      <text:p text:style-name="P17"><text:span text:style-name="T12"><text:tab/><text:tab/>if W[i][j] &gt; 0 and W[i][j] &lt; 100</text:span></text:p>
      <text:p text:style-name="P17"><text:span text:style-name="T12"><text:tab/><text:tab/><text:tab/>count++</text:span></text:p>
      <text:p text:style-name="P17"><text:span text:style-name="T12"><text:tab/>if count != (n-1)</text:span></text:p>
      <text:p text:style-name="P17"><text:span text:style-name="T12"><text:tab/><text:tab/>cond←false</text:span></text:p>
      <text:p text:style-name="P14">if cond = true do</text:p>
      <text:p text:style-name="P17"><text:span text:style-name="T12"><text:tab/>Print “The graph is fully connected MESH” </text:span></text:p>
      <text:p text:style-name="P14">else do</text:p>
      <text:p text:style-name="P21">// because we check all the condition to this point, the </text:p>
      <text:p text:style-name="P21">// graph is neither one type.</text:p>
      <text:p text:style-name="P17"><text:span text:style-name="T12"><text:tab/>Print “The graph is neither type” </text:span></text:p>
      <text:p text:style-name="P22">stop the timer now</text:p>
      <text:p text:style-name="P22">print the elapse time </text:p>
      <text:p text:style-name="P22">terminate the program</text:p>
      <text:p text:style-name="P10"/>
      <text:p text:style-name="P3"/>
      <text:p text:style-name="P4">2. <text:span text:style-name="T3">Analysis of the pseudocode:</text:span></text:p>
      <text:p text:style-name="P4"><text:soft-page-break/><draw:frame draw:style-name="fr1" draw:name="Object1" text:anchor-type="as-char" svg:y="-0.2807in" svg:width="5.6654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text:span text:style-name="T4">=</text:span><draw:frame draw:style-name="fr1" draw:name="Object2" text:anchor-type="as-char" svg:y="-0.2807in" svg:width="5.4752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9">= <draw:frame draw:style-name="fr1" draw:name="Object4" text:anchor-type="as-char" svg:y="-0.172in" svg:width="1.3547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5">3. Prove <text:span text:style-name="T5">the efficiency:</text:span></text:p>
      <text:p text:style-name="P5"><draw:frame draw:style-name="fr1" draw:name="Object3" text:anchor-type="as-char" svg:y="-0.172in" svg:width="3.8083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6">Therefore, c = <text:span text:style-name="T11">12</text:span> and n<text:span text:style-name="T6">0</text:span><text:span text:style-name="T7"> = </text:span><text:span text:style-name="T9">1</text:span><text:span text:style-name="T7"> </text:span><text:span text:style-name="T8">=&gt; O(n</text:span><text:span text:style-name="T10">2</text:span><text:span text:style-name="T8">)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3:14:48.284916049</meta:creation-date>
    <dc:date>2017-03-17T09:31:50.274940583</dc:date>
    <meta:editing-duration>PT2H54M43S</meta:editing-duration>
    <meta:editing-cycles>110</meta:editing-cycles>
    <meta:generator>LibreOffice/5.2.5.1$Linux_X86_64 LibreOffice_project/20m0$Build-1</meta:generator>
    <meta:document-statistic meta:table-count="0" meta:image-count="0" meta:object-count="4" meta:page-count="3" meta:paragraph-count="71" meta:word-count="450" meta:character-count="2381" meta:non-whitespace-character-count="1904"/>
  </office:meta>
</office:document-meta>
</file>

<file path=Object 1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i>n</mi>
              </munderover>
              <mn>1</mn>
            </mrow>
          </mrow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i>n</mi>
              </munderover>
              <mn>1</mn>
            </mrow>
          </mrow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i>n</mi>
              </munderover>
              <mn>1</mn>
            </mrow>
          </mrow>
        </mrow>
        <mo stretchy="false">=</mo>
        <mn>3</mn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n>1</mn>
          </mrow>
        </mrow>
        <mo stretchy="false">=</mo>
        <mn>3</mn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stretchy="false">(</mo>
            <mrow>
              <mrow>
                <mi>n</mi>
                <mo stretchy="false">−</mo>
                <mn>0</mn>
                <mo stretchy="false">+</mo>
                <mn>1</mn>
              </mrow>
            </mrow>
            <mo fence="true" stretchy="false">)</mo>
          </mrow>
        </mrow>
        <mo stretchy="false">=</mo>
        <mn>3</mn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o stretchy="false">=</mo>
        <mn>3</mn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i>n</mi>
        </mrow>
        <mo stretchy="false">+</mo>
        <mn>3</mn>
      </mrow>
      <mrow>
        <munderover>
          <mo stretchy="false">∑</mo>
          <mrow>
            <mi>i</mi>
            <mo stretchy="false">=</mo>
            <mn>0</mn>
          </mrow>
          <mi>n</mi>
        </munderover>
        <mn>1</mn>
      </mrow>
    </mrow>
    <annotation encoding="StarMath 5.0">sum from { i=0 } to { n } sum from { j=0 } to { n } 1 + sum from { i=0 } to { n } sum from { j=0 } to { n } 1 + sum from { i=0 } to { n } sum from { j=0 } to { n } 1 = 3 sum from { i=0 } to { n } sum from { j=0 } to { n } 1 = 3 sum from { i=0 } to { n } ( n - 0 + 1) = 3 sum from { i=0 } to { n } (n + 1) = 3 sum from	{ i = 0 } to { n } n + 3 sum from { i=0 } to { n } 1 </annotation>
  </semantics>
</math>
</file>

<file path=Object 2/content.xml><?xml version="1.0" encoding="utf-8"?>
<math xmlns="http://www.w3.org/1998/Math/MathML" display="block">
  <semantics>
    <mrow>
      <mn>3</mn>
      <mi>n</mi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n>1</mn>
        </mrow>
        <mo stretchy="false">+</mo>
        <mn>3</mn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n>1</mn>
        </mrow>
        <mo stretchy="false">=</mo>
        <mn>3</mn>
      </mrow>
      <mi>n</mi>
      <mrow>
        <mrow>
          <mo fence="true" stretchy="false">(</mo>
          <mrow>
            <mrow>
              <mi>n</mi>
              <mo stretchy="false">−</mo>
              <mn>0</mn>
              <mo stretchy="false">+</mo>
              <mn>1</mn>
            </mrow>
          </mrow>
          <mo fence="true" stretchy="false">)</mo>
        </mrow>
        <mo stretchy="false">+</mo>
        <mn>3</mn>
      </mrow>
      <mrow>
        <mrow>
          <mo fence="true" stretchy="false">(</mo>
          <mrow>
            <mrow>
              <mi>n</mi>
              <mo stretchy="false">−</mo>
              <mn>0</mn>
              <mo stretchy="false">+</mo>
              <mn>1</mn>
            </mrow>
          </mrow>
          <mo fence="true" stretchy="false">)</mo>
        </mrow>
        <mo stretchy="false">=</mo>
        <mn>3</mn>
      </mrow>
      <mi>n</mi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+</mo>
        <mn>3</mn>
      </mrow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=</mo>
        <mn>3</mn>
      </mrow>
      <mrow>
        <msup>
          <mi>n</mi>
          <mn>2</mn>
        </msup>
        <mo stretchy="false">+</mo>
        <mn>3</mn>
      </mrow>
      <mrow>
        <mi>n</mi>
        <mo stretchy="false">+</mo>
        <mn>3</mn>
      </mrow>
      <mrow>
        <mi>n</mi>
        <mo stretchy="false">+</mo>
        <mn>3</mn>
      </mrow>
    </mrow>
    <annotation encoding="StarMath 5.0">3n sum from { i=0 } to n 1 + 3 sum from { i=0 } to { n } 1 = 3n( n-0+1 )+3( n-0+1 )=3n( n+1 )+3( n+1 )=3n^2+3n+3n+3</annotation>
  </semantics>
</math>
</file>

<file path=Object 3/content.xml><?xml version="1.0" encoding="utf-8"?>
<math xmlns="http://www.w3.org/1998/Math/MathML" display="block">
  <semantics>
    <mrow>
      <mn>3</mn>
      <mrow>
        <msup>
          <mi>n</mi>
          <mn>2</mn>
        </msup>
        <mo stretchy="false">+</mo>
        <mn>6</mn>
      </mrow>
      <mrow>
        <mrow>
          <mi>n</mi>
          <mo stretchy="false">+</mo>
          <mn>3</mn>
        </mrow>
        <mo stretchy="false">≤</mo>
        <mn>3</mn>
      </mrow>
      <mrow>
        <msup>
          <mi>n</mi>
          <mn>2</mn>
        </msup>
        <mo stretchy="false">+</mo>
        <mn>6</mn>
      </mrow>
      <mrow>
        <mrow>
          <msup>
            <mi>n</mi>
            <mn>2</mn>
          </msup>
          <mo stretchy="false">+</mo>
          <mn>3</mn>
        </mrow>
        <mo stretchy="false">≤</mo>
        <mn>3</mn>
      </mrow>
      <mrow>
        <msup>
          <mi>n</mi>
          <mn>2</mn>
        </msup>
        <mo stretchy="false">+</mo>
        <mn>6</mn>
      </mrow>
      <mrow>
        <msup>
          <mi>n</mi>
          <mn>2</mn>
        </msup>
        <mo stretchy="false">+</mo>
        <mn>3</mn>
      </mrow>
      <mrow>
        <msup>
          <mi>n</mi>
          <mn>2</mn>
        </msup>
        <mo stretchy="false">≤</mo>
        <mn>12</mn>
      </mrow>
      <msup>
        <mi>n</mi>
        <mn>2</mn>
      </msup>
      <mo stretchy="false">∀</mo>
      <mrow>
        <mi>n</mi>
        <mo stretchy="false">≥</mo>
        <mn>1</mn>
      </mrow>
    </mrow>
    <annotation encoding="StarMath 5.0">3n^2 + 6n +3 &lt;= 3n^2 + 6n^2 + 3 &lt;= 3n^2 + 6n^2 + 3n^2 &lt;=12n^2 forall n&gt;=1</annotation>
  </semantics>
</math>
</file>

<file path=Object 4/content.xml><?xml version="1.0" encoding="utf-8"?>
<math xmlns="http://www.w3.org/1998/Math/MathML" display="block">
  <semantics>
    <mrow>
      <mn>3</mn>
      <mrow>
        <msup>
          <mi>n</mi>
          <mn>2</mn>
        </msup>
        <mo stretchy="false">+</mo>
        <mn>6</mn>
      </mrow>
      <mrow>
        <mrow>
          <mi>n</mi>
          <mo stretchy="false">+</mo>
          <mn>3</mn>
        </mrow>
        <mo stretchy="false">∈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3n^2 + 6n + 3 in O( n^2)</annotation>
  </semantics>
</math>
</file>